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5" style:family="text" style:display-name="s5">
      <style:text-properties fo:font-size="13pt" fo:color="#e94560" fo:font-family="Liberation Mono"/>
    </style:style>
    <style:style style:name="s6" style:family="text" style:display-name="s6">
      <style:text-properties fo:font-size="12pt" fo:color="#111111"/>
    </style:style>
    <style:style style:name="s7" style:family="text" style:display-name="s7">
      <style:text-properties fo:font-size="14pt" fo:color="#a0a0b0"/>
    </style:style>
    <style:style style:name="s8" style:family="drawing-page" style:display-name="s8">
      <style:drawing-page-properties draw:fill="solid" draw:fill-color="#1a1a2e" draw:background-size="border"/>
    </style:style>
    <style:style style:name="s9" style:family="drawing-page" style:display-name="s9">
      <style:drawing-page-properties draw:fill="solid" draw:fill-color="#16213e" draw:background-size="border"/>
    </style:style>
    <style:style style:name="s10" style:family="drawing-page" style:display-name="s10">
      <style:drawing-page-properties draw:fill="solid" draw:fill-color="#0f3460" draw:background-size="border"/>
    </style:style>
    <style:style style:name="s11" style:family="graphic" style:display-name="s11">
      <style:graphic-properties draw:stroke="none" draw:fill="none"/>
    </style:style>
  </office:automatic-styles>
  <office:body>
    <office:presentation>
      <draw:page draw:style-name="s9" draw:master-page-name="Dark">
        <draw:frame draw:style-name="s11" svg:width="23.4cm" svg:height="4.0cm" svg:x="1.0cm" svg:y="3.2cm" presentation:class="title">
          <draw:text-box>
            <text:p><text:span text:style-name="s1">Module 01</text:span></text:p>
          </draw:text-box>
        </draw:frame>
        <draw:frame draw:style-name="s11" svg:width="23.4cm" svg:height="1.6cm" svg:x="1.0cm" svg:y="7.40cm" presentation:class="subtitle">
          <draw:text-box>
            <text:p><text:span text:style-name="s2">Containers 101 — Concepts   (30-45 min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Module 01 is intentionally conceptual. Resist the urge to rush through it to get to commands. The</text:span></text:p>
              <text:p><text:span text:style-name="s6">mental model built here — image vs container, namespaces vs cgroups, rootless vs rootful — pays off</text:span></text:p>
              <text:p><text:span text:style-name="s6">every time a student debugs a weird permission issue in module 05 or a network issue in module 06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Image vs Container vs Registry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Image — immutable template (layers + config)</text:span></text:p>
            <text:p><text:span text:style-name="s4">Container — running (or stopped) instance of an image</text:span></text:p>
            <text:p><text:span text:style-name="s4">Registry — where images live (Docker Hub, Quay, internal)</text:span></text:p>
            <text:p><text:span text:style-name="s4">Container has: a process, writable layer, mounts, network settings</text:span></text:p>
            <text:p><text:span text:style-name="s4">The kernel is shared — a container is NOT a VM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e 'not a VM' point is crucial and comes up in security discussions later. A container shares the</text:span></text:p>
              <text:p><text:span text:style-name="s6">host kernel. If the kernel has a privilege-escalation bug and the container is running as root with</text:span></text:p>
              <text:p><text:span text:style-name="s6">extra capabilities, that is a real threat. This is exactly why rootless plus non-root-inside-</text:span></text:p>
              <text:p><text:span text:style-name="s6">container matters. Common analogy: an image is a class definition; a container is an instance.</text:span></text:p>
              <text:p><text:span text:style-name="s6">Deleting the container does not delete the image, just like deleting an object does not delete the</text:span></text:p>
              <text:p><text:span text:style-name="s6">clas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Rootless vs Rootful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Rootless: container daemon and processes run as your user account</text:span></text:p>
            <text:p><text:span text:style-name="s4">A breakout gains your user's privileges — not host root</text:span></text:p>
            <text:p><text:span text:style-name="s4">Developers can run containers without handing them sudo</text:span></text:p>
            <text:p><text:span text:style-name="s4">Tradeoff: ports below 1024 need extra setup, UID mapping can confuse</text:span></text:p>
            <text:p><text:span text:style-name="s4">Rule: rootless by default; rootful only when you can explain why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is slide is the security foundation of the whole course. Every time a student asks why they can</text:span></text:p>
              <text:p><text:span text:style-name="s6">not just use sudo, refer back here. The threat model: if an attacker can escape the container</text:span></text:p>
              <text:p><text:span text:style-name="s6">(kernel CVE, misconfigured volume), rootless limits blast radius to your user account rather than</text:span></text:p>
              <text:p><text:span text:style-name="s6">full host root. For the low-port question: the recommended production pattern is a high port for the</text:span></text:p>
              <text:p><text:span text:style-name="s6">container plus a reverse proxy (nginx, Caddy) in front. This is covered in Module 06. The sysctl</text:span></text:p>
              <text:p><text:span text:style-name="s6">approach is a last resort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10" draw:master-page-name="Dark">
        <draw:frame draw:style-name="s11" svg:width="23.4cm" svg:height="2.0cm" svg:x="1.0cm" svg:y="0.8cm" presentation:class="title">
          <draw:text-box>
            <text:p><text:span text:style-name="s3">Lab 01: Compare Host vs Container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uname -a                                        (host kernel)</text:span></text:p>
            <text:p><text:span text:style-name="s5">podman run --rm alpine:latest uname -a          (same kernel!)</text:span></text:p>
            <text:p><text:span text:style-name="s5">podman run --rm alpine:latest ps -ef             (tiny process tree)</text:span></text:p>
            <text:p><text:span text:style-name="s5">podman create --name c101 alpine:latest sleep 300</text:span></text:p>
            <text:p><text:span text:style-name="s5">podman inspect c101 | less   (note: image, mounts, network, user)</text:span></text:p>
            <text:p><text:span text:style-name="s5">podman rm c101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e key learning moment is the uname output being identical — same kernel version on host and</text:span></text:p>
              <text:p><text:span text:style-name="s6">container. This makes the 'not a VM' point visceral. The inspect exercise teaches students where to</text:span></text:p>
              <text:p><text:span text:style-name="s6">look when debugging: the JSON blob from podman inspect contains everything Podman knows about a</text:span></text:p>
              <text:p><text:span text:style-name="s6">container. Ask students: what user is the container running as? They should find it in the</text:span></text:p>
              <text:p><text:span text:style-name="s6">Config.User field. If it is empty string, that means root inside the container — a problem fixed in</text:span></text:p>
              <text:p><text:span text:style-name="s6">Module 08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